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8cm" svg:height="2.6cm" svg:x="8.4cm" svg:y="1.1cm">
          <text:p text:style-name="P1"><text:span text:style-name="T1">Noth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cm" svg:height="2.6cm" svg:x="8.4cm" svg:y="9.3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8cm" svg:height="2.6cm" svg:x="2.2cm" svg:y="15.1cm">
          <text:p text:style-name="P1"><text:span text:style-name="T1">X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8cm" svg:height="2.6cm" svg:x="14.6cm" svg:y="14.9cm">
          <text:p text:style-name="P1"><text:span text:style-name="T1">Series’s op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cm" svg:height="2.6cm" svg:x="8.6cm" svg:y="19.5cm">
          <text:p text:style-name="P1"><text:span text:style-name="T1">Y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8cm" svg:height="2.6cm" svg:x="2.2cm" svg:y="24.9cm">
          <text:p text:style-name="P1"><text:span text:style-name="T1">X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8cm" svg:height="2.6cm" svg:x="8.6cm" svg:y="15cm">
          <text:p text:style-name="P1"><text:span text:style-name="T1">Y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8cm" svg:height="2.6cm" svg:x="12.8cm" svg:y="24.8cm">
          <text:p text:style-name="P1"><text:span text:style-name="T1">Series’s valu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.8cm" svg:y1="3.7cm" svg:x2="10.8cm" svg:y2="5cm" draw:start-shape="id1" draw:start-glue-point="2" draw:end-shape="id2" draw:end-glue-point="0" svg:d="m10800 3700v1300" svg:viewBox="0 0 1 1301">
          <text:p/>
        </draw:connector>
        <draw:connector draw:style-name="gr3" draw:text-style-name="P2" draw:layer="layout" draw:type="curve" svg:x1="10.8cm" svg:y1="7.6cm" svg:x2="10.8cm" svg:y2="9.3cm" draw:start-shape="id2" draw:start-glue-point="2" draw:end-shape="id3" draw:end-glue-point="0" svg:d="m10800 7600v1700" svg:viewBox="0 0 1 1701">
          <text:p/>
        </draw:connector>
        <draw:connector draw:style-name="gr3" draw:text-style-name="P2" draw:layer="layout" draw:type="curve" svg:x1="17cm" svg:y1="17.5cm" svg:x2="11cm" svg:y2="19.5cm" draw:start-shape="id4" draw:start-glue-point="2" draw:end-shape="id5" draw:end-glue-point="0" svg:d="m17000 17500c0 1501-6000 502-6000 2000" svg:viewBox="0 0 6001 2001">
          <text:p/>
        </draw:connector>
        <draw:connector draw:style-name="gr3" draw:text-style-name="P2" draw:layer="layout" draw:type="curve" svg:x1="11cm" svg:y1="22.1cm" svg:x2="4.6cm" svg:y2="24.9cm" draw:start-shape="id5" draw:start-glue-point="2" draw:end-shape="id6" draw:end-glue-point="0" svg:d="m11000 22100c0 2101-6400 702-6400 2800" svg:viewBox="0 0 6401 2801">
          <text:p/>
        </draw:connector>
        <draw:connector draw:style-name="gr3" draw:text-style-name="P2" draw:layer="layout" draw:type="curve" svg:x1="7cm" svg:y1="26.2cm" svg:x2="12.8cm" svg:y2="26.1cm" draw:start-shape="id6" draw:start-glue-point="1" draw:end-shape="id7" draw:end-glue-point="3" svg:d="m7000 26200c4351 0 1452-100 5800-100" svg:viewBox="0 0 5801 101">
          <text:p/>
        </draw:connector>
        <draw:connector draw:style-name="gr4" draw:text-style-name="P2" draw:layer="layout" draw:type="curve" svg:x1="10.8cm" svg:y1="11.9cm" svg:x2="4.6cm" svg:y2="15.1cm" draw:start-shape="id3" draw:start-glue-point="2" draw:end-shape="id8" draw:end-glue-point="0" svg:d="m10800 11900c0 2401-6200 802-6200 3200" svg:viewBox="0 0 6201 3201">
          <text:p/>
        </draw:connector>
        <draw:connector draw:style-name="gr4" draw:text-style-name="P2" draw:layer="layout" draw:type="curve" svg:x1="7cm" svg:y1="16.4cm" svg:x2="8.6cm" svg:y2="16.3cm" draw:start-shape="id8" draw:start-glue-point="1" draw:end-shape="id9" draw:end-glue-point="3" svg:d="m7000 16400c1201 0 402-100 1600-100" svg:viewBox="0 0 1601 101">
          <text:p/>
        </draw:connector>
        <draw:connector draw:style-name="gr4" draw:text-style-name="P2" draw:layer="layout" draw:type="curve" svg:x1="13.4cm" svg:y1="16.3cm" svg:x2="14.6cm" svg:y2="16.2cm" draw:start-shape="id9" draw:start-glue-point="1" draw:end-shape="id4" draw:end-glue-point="3" svg:d="m13400 16300c901 0 302-100 1200-100" svg:viewBox="0 0 1201 101">
          <text:p/>
        </draw:connector>
        <draw:custom-shape draw:style-name="gr1" draw:text-style-name="P1" xml:id="id2" draw:id="id2" draw:layer="layout" svg:width="4.8cm" svg:height="2.6cm" svg:x="8.4cm" svg:y="5cm"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1T12:57:50.888000000</meta:creation-date>
    <dc:date>2015-12-31T15:26:03.378000000</dc:date>
    <meta:editing-duration>PT1H42M30S</meta:editing-duration>
    <meta:editing-cycles>2</meta:editing-cycles>
    <meta:generator>LibreOffice/4.1.4.2$Windows_x86 LibreOffice_project/0a0440ccc0227ad9829de5f46be37cfb6edcf72</meta:generator>
    <meta:document-statistic meta:object-count="17"/>
  </office:meta>
</office:document-meta>
</file>